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style: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ing_20_3">
      <style:paragraph-properties fo:margin-top="0in" fo:margin-bottom="0.1181in" style:contextual-spacing="false"/>
    </style:style>
    <style:style style:name="P23"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Heading_20_3">
      <style:text-properties officeooo:rsid="00222c84" officeooo:paragraph-rsid="00222c84"/>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officeooo:rsid="001e1db3" officeooo:paragraph-rsid="001e1db3"/>
    </style:style>
    <style:style style:name="P28" style:family="paragraph" style:parent-style-name="Standard">
      <style:paragraph-properties fo:margin-top="0.1201in" fo:margin-bottom="0.1201in" style:contextual-spacing="false"/>
    </style:style>
    <style:style style:name="P29" style:family="paragraph" style:parent-style-name="Standard">
      <style:paragraph-properties fo:margin-top="0.1201in" fo:margin-bottom="0.1201in" style:contextual-spacing="false"/>
      <style:text-properties officeooo:rsid="0039d7c2" officeooo:paragraph-rsid="0039d7c2"/>
    </style:style>
    <style:style style:name="P30" style:family="paragraph" style:parent-style-name="Standard">
      <style:paragraph-properties fo:margin-top="0.1201in" fo:margin-bottom="0.1201in" style:contextual-spacing="false"/>
      <style:text-properties officeooo:rsid="003e2a77" officeooo:paragraph-rsid="003e2a77"/>
    </style:style>
    <style:style style:name="P31" style:family="paragraph">
      <style:paragraph-properties style:writing-mode="lr-tb"/>
      <style:text-properties style:font-name="Liberation Sans" fo:font-size="1pt"/>
    </style:style>
    <style:style style:name="P3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officeooo:rsid="00257d65"/>
    </style:style>
    <style:style style:name="T22" style:family="text">
      <style:text-properties style:text-position="super 58%"/>
    </style:style>
    <style:style style:name="T23" style:family="text">
      <style:text-properties officeooo:rsid="001e1db3"/>
    </style:style>
    <style:style style:name="T24" style:family="text">
      <style:text-properties officeooo:rsid="001f3fb0"/>
    </style:style>
    <style:style style:name="T25" style:family="text">
      <style:text-properties officeooo:rsid="0021a92f"/>
    </style:style>
    <style:style style:name="T26" style:family="text">
      <style:text-properties officeooo:rsid="00244704"/>
    </style:style>
    <style:style style:name="T27" style:family="text">
      <style:text-properties officeooo:rsid="0025d4d1"/>
    </style:style>
    <style:style style:name="T28" style:family="text">
      <style:text-properties officeooo:rsid="00266310"/>
    </style:style>
    <style:style style:name="T29" style:family="text">
      <style:text-properties officeooo:rsid="002f9500"/>
    </style:style>
    <style:style style:name="T30" style:family="text">
      <style:text-properties officeooo:rsid="002a3d32"/>
    </style:style>
    <style:style style:name="T31" style:family="text">
      <style:text-properties officeooo:rsid="002f3159"/>
    </style:style>
    <style:style style:name="T32" style:family="text">
      <style:text-properties officeooo:rsid="002fe16b"/>
    </style:style>
    <style:style style:name="T33" style:family="text">
      <style:text-properties officeooo:rsid="0038390e"/>
    </style:style>
    <style:style style:name="T34" style:family="text">
      <style:text-properties officeooo:rsid="00393e9a"/>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9214881811856" text:id="ct99214881811856">
          <text:insertion>
            <office:change-info>
              <dc:creator>Stuart Baker</dc:creator>
              <dc:date>2023-03-30T23:23:29</dc:date>
            </office:change-info>
          </text:insertion>
        </text:changed-region>
        <text:changed-region xml:id="ct99214982402128" text:id="ct99214982402128">
          <text:insertion>
            <office:change-info>
              <dc:creator>Stuart Baker</dc:creator>
              <dc:date>2023-03-30T23:23:33</dc:date>
            </office:change-info>
          </text:insertion>
        </text:changed-region>
        <text:changed-region xml:id="ct99214931797984" text:id="ct99214931797984">
          <text:insertion>
            <office:change-info>
              <dc:creator>Stuart Baker</dc:creator>
              <dc:date>2023-03-30T23:23:36</dc:date>
            </office:change-info>
          </text:insertion>
        </text:changed-region>
        <text:changed-region xml:id="ct99215040927888" text:id="ct99215040927888">
          <text:insertion>
            <office:change-info>
              <dc:creator>Stuart Baker</dc:creator>
              <dc:date>2024-06-23T21:10:21</dc:date>
            </office:change-info>
          </text:insertion>
        </text:changed-region>
        <text:changed-region xml:id="ct99215058347728" text:id="ct99215058347728">
          <text:deletion>
            <office:change-info>
              <dc:creator>Stuart Baker</dc:creator>
              <dc:date>2024-06-23T21:10:23</dc:date>
            </office:change-info>
            <text:p text:style-name="P17"><text:span text:style-name="T35">L</text:span></text:p>
          </text:deletion>
        </text:changed-region>
        <text:changed-region xml:id="ct99215020273216" text:id="ct99215020273216">
          <text:insertion>
            <office:change-info>
              <dc:creator>Stuart Baker</dc:creator>
              <dc:date>2024-06-23T21:10:23</dc:date>
            </office:change-info>
          </text:insertion>
        </text:changed-region>
        <text:changed-region xml:id="ct99215006032160" text:id="ct99215006032160">
          <text:deletion>
            <office:change-info>
              <dc:creator>Stuart Baker</dc:creator>
              <dc:date>2024-06-23T21:10:34</dc:date>
            </office:change-info>
            <text:p text:style-name="P17">but </text:p>
          </text:deletion>
        </text:changed-region>
        <text:changed-region xml:id="ct99215056274720" text:id="ct99215056274720">
          <text:deletion>
            <office:change-info>
              <dc:creator>Stuart Baker</dc:creator>
              <dc:date>2024-06-23T21:10:41</dc:date>
            </office:change-info>
            <text:p text:style-name="P17">started to</text:p>
          </text:deletion>
        </text:changed-region>
        <text:changed-region xml:id="ct99215021850496" text:id="ct99215021850496">
          <text:insertion>
            <office:change-info>
              <dc:creator>Stuart Baker</dc:creator>
              <dc:date>2024-06-23T21:10:43</dc:date>
            </office:change-info>
          </text:insertion>
        </text:changed-region>
        <text:changed-region xml:id="ct99215041443664" text:id="ct99215041443664">
          <text:insertion>
            <office:change-info>
              <dc:creator>Stuart Baker</dc:creator>
              <dc:date>2024-06-23T21:10:45</dc:date>
            </office:change-info>
          </text:insertion>
        </text:changed-region>
        <text:changed-region xml:id="ct99215012324224" text:id="ct99215012324224">
          <text:insertion>
            <office:change-info>
              <dc:creator>Stuart Baker</dc:creator>
              <dc:date>2024-06-23T21:10:55</dc:date>
            </office:change-info>
          </text:insertion>
        </text:changed-region>
        <text:changed-region xml:id="ct99215037795696" text:id="ct99215037795696">
          <text:insertion>
            <office:change-info>
              <dc:creator>Stuart Baker</dc:creator>
              <dc:date>2024-06-23T21:04:08</dc:date>
            </office:change-info>
          </text:insertion>
        </text:changed-region>
        <text:changed-region xml:id="ct99215021931776" text:id="ct99215021931776">
          <text:deletion>
            <office:change-info>
              <dc:creator>Stuart Baker</dc:creator>
              <dc:date>2024-06-23T21:02:23</dc:date>
            </office:change-info>
            <text:p text:style-name="P17">The</text:p>
          </text:deletion>
        </text:changed-region>
        <text:changed-region xml:id="ct99215039976496" text:id="ct99215039976496">
          <text:insertion>
            <office:change-info>
              <dc:creator>Stuart Baker</dc:creator>
              <dc:date>2024-06-23T21:02:23</dc:date>
            </office:change-info>
          </text:insertion>
        </text:changed-region>
        <text:changed-region xml:id="ct99215037714992" text:id="ct99215037714992">
          <text:insertion>
            <office:change-info>
              <dc:creator>Stuart Baker</dc:creator>
              <dc:date>2024-06-23T21:02:41</dc:date>
            </office:change-info>
          </text:insertion>
        </text:changed-region>
        <text:changed-region xml:id="ct99215014189136" text:id="ct99215014189136">
          <text:deletion>
            <office:change-info>
              <dc:creator>Stuart Baker</dc:creator>
              <dc:date>2024-06-23T21:02:46</dc:date>
            </office:change-info>
            <text:p text:style-name="P17"><text:span text:style-name="T35">they</text:span></text:p>
          </text:deletion>
        </text:changed-region>
        <text:changed-region xml:id="ct99214934384416" text:id="ct99214934384416">
          <text:insertion>
            <office:change-info>
              <dc:creator>Stuart Baker</dc:creator>
              <dc:date>2024-06-23T21:11:28</dc:date>
            </office:change-info>
          </text:insertion>
        </text:changed-region>
        <text:changed-region xml:id="ct99215019904880" text:id="ct99215019904880">
          <text:deletion>
            <office:change-info>
              <dc:creator>Stuart Baker</dc:creator>
              <dc:date>2024-06-23T21:03:27</dc:date>
            </office:change-info>
            <text:p text:style-name="P17"><text:s text:c="2"/>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deletion>
        </text:changed-region>
        <text:changed-region xml:id="ct99214982383728" text:id="ct99214982383728">
          <text:insertion>
            <office:change-info>
              <dc:creator>Stuart Baker</dc:creator>
              <dc:date>2024-06-23T21:05:08</dc:date>
            </office:change-info>
          </text:insertion>
        </text:changed-region>
        <text:changed-region xml:id="ct99215012330576" text:id="ct99215012330576">
          <text:insertion>
            <office:change-info>
              <dc:creator>Stuart Baker</dc:creator>
              <dc:date>2024-06-23T21:17:39</dc:date>
            </office:change-info>
          </text:insertion>
        </text:changed-region>
        <text:changed-region xml:id="ct99215021226640" text:id="ct99215021226640">
          <text:insertion>
            <office:change-info>
              <dc:creator>Stuart Baker</dc:creator>
              <dc:date>2024-06-23T21:06:09</dc:date>
            </office:change-info>
          </text:insertion>
        </text:changed-region>
        <text:changed-region xml:id="ct99215036950752" text:id="ct99215036950752">
          <text:insertion>
            <office:change-info>
              <dc:creator>Stuart Baker</dc:creator>
              <dc:date>2024-06-23T21:07:11</dc:date>
            </office:change-info>
          </text:insertion>
        </text:changed-region>
        <text:changed-region xml:id="ct99215065812128" text:id="ct99215065812128">
          <text:insertion>
            <office:change-info>
              <dc:creator>Stuart Baker</dc:creator>
              <dc:date>2024-06-23T21:09:54</dc:date>
            </office:change-info>
          </text:insertion>
        </text:changed-region>
        <text:changed-region xml:id="ct99215037879072" text:id="ct99215037879072">
          <text:insertion>
            <office:change-info>
              <dc:creator>Stuart Baker</dc:creator>
              <dc:date>2024-06-23T21:08:24</dc:date>
            </office:change-info>
          </text:insertion>
        </text:changed-region>
        <text:changed-region xml:id="ct99214988226144" text:id="ct99214988226144">
          <text:insertion>
            <office:change-info>
              <dc:creator>Stuart Baker</dc:creator>
              <dc:date>2024-06-23T21:09:26</dc:date>
            </office:change-info>
          </text:insertion>
        </text:changed-region>
        <text:changed-region xml:id="ct99214981927616" text:id="ct99214981927616">
          <text:insertion>
            <office:change-info>
              <dc:creator>Stuart Baker</dc:creator>
              <dc:date>2024-06-23T21:13:16</dc:date>
            </office:change-info>
          </text:insertion>
        </text:changed-region>
        <text:changed-region xml:id="ct99215020375280" text:id="ct99215020375280">
          <text:insertion>
            <office:change-info>
              <dc:creator>Stuart Baker</dc:creator>
              <dc:date>2024-06-23T21:14:17</dc:date>
            </office:change-info>
          </text:insertion>
        </text:changed-region>
        <text:changed-region xml:id="ct99214980233072" text:id="ct99214980233072">
          <text:insertion>
            <office:change-info>
              <dc:creator>Stuart Baker</dc:creator>
              <dc:date>2024-06-23T21:20:33</dc:date>
            </office:change-info>
          </text:insertion>
        </text:changed-region>
        <text:changed-region xml:id="ct99215079429216" text:id="ct99215079429216">
          <text:insertion>
            <office:change-info>
              <dc:creator>Stuart Baker</dc:creator>
              <dc:date>2024-06-23T21:24:39</dc:date>
            </office:change-info>
          </text:insertion>
        </text:changed-region>
        <text:changed-region xml:id="ct99215043819536" text:id="ct99215043819536">
          <text:insertion>
            <office:change-info>
              <dc:creator>Stuart Baker</dc:creator>
              <dc:date>2024-06-23T21:21:34</dc:date>
            </office:change-info>
          </text:insertion>
        </text:changed-region>
        <text:changed-region xml:id="ct99215053756528" text:id="ct99215053756528">
          <text:insertion>
            <office:change-info>
              <dc:creator>Stuart Baker</dc:creator>
              <dc:date>2024-06-23T21:22:36</dc:date>
            </office:change-info>
          </text:insertion>
        </text:changed-region>
        <text:changed-region xml:id="ct99215043451792" text:id="ct99215043451792">
          <text:insertion>
            <office:change-info>
              <dc:creator>Stuart Baker</dc:creator>
              <dc:date>2024-06-23T21:23:37</dc:date>
            </office:change-info>
          </text:insertion>
        </text:changed-region>
        <text:changed-region xml:id="ct99214966159280" text:id="ct99214966159280">
          <text:insertion>
            <office:change-info>
              <dc:creator>Stuart Baker</dc:creator>
              <dc:date>2023-03-30T23:23:39</dc:date>
            </office:change-info>
          </text:insertion>
        </text:changed-region>
        <text:changed-region xml:id="ct99214880181536" text:id="ct99214880181536">
          <text:insertion>
            <office:change-info>
              <dc:creator>Stuart Baker</dc:creator>
              <dc:date>2023-03-30T23: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5">Unique Identifiers </text:span>was defined in terms of 48-bit unique “Node IDs”. <text:s/>Other uses were found for these <text:span text:style-name="T25">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2"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9">is specified elsewhere. In some cases, the protocols are still being developed, and the entry here is just reserving a range for a specific future use.</text:span></text:p>
      <text:h text:style-name="P23" text:outline-level="3"><text:bookmark-start text:name="__RefHeading__4897_53554088"/><text:soft-page-break/>Manufacture<text:span text:style-name="T23">r</text:span> Specific<text:bookmark-end text:name="__RefHeading__4897_53554088"/></text:h>
      <text:p text:style-name="P17"><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9">Only those DCC manufacture</text:span><text:change-start text:change-id="ct99214881811856"/><text:span text:style-name="T18">r</text:span><text:change-end text:change-id="ct99214881811856"/><text:span text:style-name="T9">s assigned a short (8-bit) DCC manufacturer ID have allocations in this region. <text:s/>For those manufacture</text:span><text:change-start text:change-id="ct99214982402128"/><text:span text:style-name="T18">r</text:span><text:change-end text:change-id="ct99214982402128"/><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change-start text:change-id="ct99214931797984"/><text:span text:style-name="T18">r</text:span><text:change-end text:change-id="ct99214931797984"/><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0">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2"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1">s</text:span> can be assigned to these groups, so that <text:span text:style-name="T21">members may </text:span>then use the<text:span text:style-name="T21">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2"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5">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7">i</text:span>s hard to imagine.</text:p>
        </text:list-item>
        <text:list-item>
          <text:p text:style-name="P25">IPv6 is coming. <text:s/>It provides addresses that are too large to use directly. Even before that happens, the various issues of IPv4 to IPv6 mapping raise all sorts of questions about uniqueness of IPv4 addresses.</text:p>
        </text:list-item>
        <text:list-item>
          <text:p text:style-name="P25">Even globally routable IPv4 addresses may not be unique over time. <text:s/>For example, DH<text:span text:style-name="T24">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2">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0">registry.</text:span>openlcb.org</text:a> and subsequent pages. <text:s/></text:p>
      <text:h text:style-name="Heading_20_3" text:outline-level="3">Locomotive Control Systems</text:h>
      <text:p text:style-name="P17"><text:change-start text:change-id="ct99215040927888"/><text:span text:style-name="T35">Though </text:span><text:change-end text:change-id="ct99215040927888"/><text:change text:change-id="ct99215058347728"/><text:change-start text:change-id="ct99215020273216"/><text:span text:style-name="T35">l</text:span><text:change-end text:change-id="ct99215020273216"/>ocomotive control was initially beyond the scope of OpenLCB development, <text:change text:change-id="ct99215006032160"/>later work <text:change text:change-id="ct99215056274720"/><text:change-start text:change-id="ct99215021850496"/><text:span text:style-name="T35">has</text:span><text:change-end text:change-id="ct99215021850496"/> define<text:change-start text:change-id="ct99215041443664"/><text:span text:style-name="T35">d</text:span><text:change-end text:change-id="ct99215041443664"/> OpenLCB methods for working with existing locomotive control systems. <text:s/>This section specifies ranges of Unique Identifiers that are reserved for the purpose of interfacing with <text:change-start text:change-id="ct99215012324224"/><text:span text:style-name="T35">existing </text:span><text:change-end text:change-id="ct99215012324224"/>locomotive control<text:change-start text:change-id="ct99215037795696"/>, <text:span text:style-name="T35">including how a given </text:span><text:span text:style-name="T37">Unique I</text:span><text:span text:style-name="T35">dentifier maps into the address space of the existing locomotive control system</text:span><text:change-end text:change-id="ct99215037795696"/>. <text:s/><text:change text:change-id="ct99215021931776"/><text:change-start text:change-id="ct99215039976496"/><text:span text:style-name="T35">Additional</text:span><text:change-end text:change-id="ct99215039976496"/> details of how <text:change-start text:change-id="ct99215037714992"/><text:span text:style-name="T35">these Unique Identifiers</text:span><text:change-end text:change-id="ct99215037714992"/><text:change text:change-id="ct99215014189136"/> are to be used are specified elsewhere, but sufficient range has been reserved to allow providing <text:change-start text:change-id="ct99214934384416"/><text:span text:style-name="T35">existing </text:span><text:change-end text:change-id="ct99214934384416"/>locomotive control systems with Unique Identifiers.<text:change text:change-id="ct99215019904880"/><text:change-start text:change-id="ct99214982383728"/></text:p>
      <text:p text:style-name="P29">The expected use case is for a physical OpenLCB device to provide virtual <text:change-end text:change-id="ct99214982383728"/><text:change-start text:change-id="ct99215012330576"/><text:span text:style-name="T37">Node </text:span><text:change-end text:change-id="ct99215012330576"/><text:change-start text:change-id="ct99215021226640"/><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text:change-end text:change-id="ct99215021226640"/><text:change-start text:change-id="ct99215036950752"/>static (created automatically upon startup of the OpenLCB device) or dynamic (created on demand by mechanisms defined elsewhere).<text:change-end text:change-id="ct99215036950752"/><text:change-start text:change-id="ct99215065812128"/></text:p>
      <text:p text:style-name="P29"><text:change-end text:change-id="ct99215065812128"/><text:change-start text:change-id="ct99215037879072"/>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text:change-end text:change-id="ct99215037879072"/><text:change-start text:change-id="ct99214988226144"/>expected to be globally unique among all OpenLCB networks, but are expected to be unique within the confines of a single OpenLCB network.<text:change-end text:change-id="ct99214988226144"/><text:change-start text:change-id="ct99214981927616"/> Manufacturers are encouraged <text:span text:style-name="T36">to provide guid</text:span><text:change-end text:change-id="ct99214981927616"/><text:change-start text:change-id="ct99215020375280"/><text:span text:style-name="T36">ance, in the form of </text:span><text:span text:style-name="T37">user facing </text:span><text:span text:style-name="T36">documentation, to insure that this criteria is met.</text:span><text:change-end text:change-id="ct99215020375280"/><text:change-start text:change-id="ct99214980233072"/></text:p>
      <text:p text:style-name="P30">While a Unique Identifier space has been reserved for the MTH DCS system, the details of this system are not well known enough at this time to provide greater specificity. <text:change-end text:change-id="ct99214980233072"/><text:change-start text:change-id="ct99215079429216"/>Public information about the MTH DCS protocol is limited. <text:change-end text:change-id="ct99215079429216"/><text:change-start text:change-id="ct99215043819536"/>Manufacturers interested in implementing the MTH DCS system are <text:soft-page-break/>encouraged to <text:change-end text:change-id="ct99215043819536"/><text:change-start text:change-id="ct99215053756528"/>share their knowledge of the MTH DCS system and its supported addressing schemes so that this Uniq<text:change-end text:change-id="ct99215053756528"/><text:change-start text:change-id="ct99215043451792"/>ue Identifier space may become better defined in the future.<text:change-end text:change-id="ct99215043451792"/></text:p>
      <text:h text:style-name="P22"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8">of </text:span>use <text:span text:style-name="T28">in implementation</text:span>. <text:s/>The following list suggests implementation details that are not required, but might be considered when designing such a client server pair:</text:p>
      <text:list text:style-name="L2">
        <text:list-item>
          <text:p text:style-name="P26">Lease time can be extended through a renewal process.</text:p>
        </text:list-item>
        <text:list-item>
          <text:p text:style-name="P26">The server does not reassign a previously assigned <text:span text:style-name="T28">and currently expired </text:span>Unique Identifier until it has run through the entire pool allocated to it.</text:p>
        </text:list-item>
        <text:list-item>
          <text:p text:style-name="P26">The server allows the client to suggest a Unique Identifier that it would like f<text:span text:style-name="T23">r</text:span>om the server's pool.</text:p>
        </text:list-item>
        <text:list-item>
          <text:p text:style-name="P27">The server have persistent storage of current leases that it can can consult in case of a restart.</text:p>
        </text:list-item>
        <text:list-item>
          <text:p text:style-name="P26">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29">.</text:span></text:p>
      <text:h text:style-name="P24"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change-start text:change-id="ct99214966159280"/><text:span text:style-name="T33">r</text:span><text:change-end text:change-id="ct99214966159280"/>s with a long (16-bit) DCC manufacture ID. <text:s/>Because all short (8-bit) DCC manufacturer IDs can all be represented as valid long (16-bit) DCC manufacture IDs by having the most significant of the long (16-bit) DCC manufacture ID set to 0x00, those <text:soft-page-break/>manufacture<text:change-start text:change-id="ct99214880181536"/><text:span text:style-name="T33">r</text:span><text:change-end text:change-id="ct99214880181536"/>s with a short (8-bit) DCC manufacture ID have two 24-bit allocations assigned to them without having to explicitly request any <text:span text:style-name="T26">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2">and t</text:span>he full list of assignments, includ<text:span text:style-name="T32">ing</text:span> overall ranges from the standard and ranges assigned for specific purposes and users can be found on the <text:span text:style-name="T31">http://registry.openlcb.org</text:span> website. <text:s/></text:p>
      <text:p text:style-name="P9">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9"><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T4" style:family="text">
      <style:text-properties officeooo:rsid="00393e9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C1" office:value-type="string">
              <text:p text:style-name="MP8"><text:span text:style-name="MT4">Draft</text:span></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2</meta:editing-cycles>
    <meta:editing-duration>P1DT15H55M51S</meta:editing-duration>
    <meta:generator>LibreOffice/24.2.3.2$Linux_X86_64 LibreOffice_project/420$Build-2</meta:generator>
    <dc:date>2024-06-23T21:25:17.138190120</dc:date>
    <dc:subject> </dc:subject>
    <dc:creator>Stuart Baker</dc:creator>
    <meta:document-statistic meta:table-count="1" meta:image-count="1" meta:object-count="0" meta:page-count="8" meta:paragraph-count="104" meta:word-count="3345" meta:character-count="21229" meta:non-whitespace-character-count="17892"/>
    <meta:user-defined meta:name="OLCBdate">Jun 23, 2024</meta:user-defined>
    <meta:user-defined meta:name="OLCBstatus">Adopted</meta:user-defined>
    <meta:user-defined meta:name="OLCByear">2024</meta:user-defined>
  </office:meta>
</office:document-meta>
</file>